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9992c" officeooo:paragraph-rsid="0019992c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9992c" officeooo:paragraph-rsid="0019992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a88e5" style:font-size-asian="14pt" style:font-weight-asian="normal" style:font-size-complex="16pt" style:font-weight-complex="normal"/>
    </style:style>
    <style:style style:name="T1" style:family="text">
      <style:text-properties officeooo:rsid="0019992c"/>
    </style:style>
    <style:style style:name="T2" style:family="text">
      <style:text-properties officeooo:rsid="00054ecb"/>
    </style:style>
    <style:style style:name="T3" style:family="text">
      <style:text-properties officeooo:rsid="001a8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uville</text:p>
      <text:p text:style-name="P2"/>
      <text:p text:style-name="P5"><text:tab/>Cette petite ville est le centre de l'île Euvi et <text:span text:style-name="T2">abrite</text:span> la seule arène de celle-ci. <text:span text:style-name="T3">On peut s’y reposer et reprendre des forces.</text:span></text:p>
      <text:p text:style-name="P3"/>
      <text:p text:style-name="P3"/>
      <text:p text:style-name="P3">Pokemons possibles de rencontrer :</text:p>
      <text:p text:style-name="P3"/>
      <text:p text:style-name="P3">Commun : <text:span text:style-name="T1">Rattatas, Omnitaupes</text:span></text:p>
      <text:p text:style-name="P3"/>
      <text:p text:style-name="P3">Peu communs : <text:span text:style-name="T1">Rondoudous, Exelangues</text:span></text:p>
      <text:p text:style-name="P3"/>
      <text:p text:style-name="P3">Rares : <text:span text:style-name="T1">Miaouss, Metamorhs, Rattatacs</text:span></text:p>
      <text:p text:style-name="P3"/>
      <text:p text:style-name="P4">Très rares : Ronflexs, Tauro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1-09T15:50:29.781883704</dc:date>
    <meta:editing-duration>PT21M1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49" meta:character-count="302" meta:non-whitespace-character-count="259"/>
  </office:meta>
</office:document-meta>
</file>